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3c4043" loext:opacity="100%" style:font-name="GoogleSans-Regular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ab Harvester 60m is a fishing vessel intended for harvesting all species of crab with the use of multiple conical traps fitted on a line.</text:span> </text:p>
      <text:p text:style-name="P1"/>
      <text:p text:style-name="P1"><text:bookmark-start text:name="__DdeLink__15_3786688815"/><text:span text:style-name="T1">Рыболовное судно Краболов 60м предназначено для ловли всех видов крабов с использованием конических ловушек, закрепленных на хребтине.</text:span> <text:bookmark-end text:name="__DdeLink__15_37866888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1:06:30.898267420</meta:creation-date>
    <dc:date>2024-08-20T15:42:25.099040455</dc:date>
    <meta:editing-duration>PT12M41S</meta:editing-duration>
    <meta:editing-cycles>3</meta:editing-cycles>
    <meta:generator>Collabora_Office/24.04.4.2$Linux_X86_64 LibreOffice_project/3709158c476d3931713e1be652f02aae1db91dd3</meta:generator>
    <meta:document-statistic meta:table-count="0" meta:image-count="0" meta:object-count="0" meta:page-count="1" meta:paragraph-count="2" meta:word-count="42" meta:character-count="275" meta:non-whitespace-character-count="233"/>
  </office:meta>
</office:document-meta>
</file>